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172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fals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317.2pt" fo:break-before="auto" style:use-optimal-row-height="false"/>
    </style:style>
    <style:style style:name="ro5" style:family="table-row">
      <style:table-row-properties style:row-height="32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0ee90"/>
      <style:text-properties fo:font-weight="bold"/>
    </style:style>
    <style:style style:name="ce2" style:family="table-cell" style:parent-style-name="Default" style:data-style-name="N100">
      <style:table-cell-properties fo:background-color="#90ee90" fo:border="0.06pt solid #000000"/>
    </style:style>
    <style:style style:name="ce3" style:family="table-cell" style:parent-style-name="Default" style:data-style-name="N100">
      <style:table-cell-properties fo:background-color="#90ee90" fo:border="0.06pt solid #000000"/>
      <style:text-properties fo:font-weight="100"/>
    </style:style>
    <style:style style:name="ce4" style:family="table-cell" style:parent-style-name="Default">
      <style:table-cell-properties fo:background-color="#add8e6"/>
      <style:text-properties fo:font-weight="bold"/>
    </style:style>
    <style:style style:name="ce5" style:family="table-cell" style:parent-style-name="Default">
      <style:table-cell-properties fo:background-color="#add8e6" fo:border="0.06pt solid #000000"/>
    </style:style>
    <style:style style:name="ce6" style:family="table-cell" style:parent-style-name="Default">
      <style:table-cell-properties fo:background-color="#add8e6" style:text-align-source="fix" style:repeat-content="false" fo:border="0.06pt solid #000000"/>
      <style:paragraph-properties fo:text-align="start" fo:margin-left="0pt"/>
    </style:style>
    <style:style style:name="ce7" style:family="table-cell" style:parent-style-name="Default">
      <style:table-cell-properties fo:background-color="#90ee90" fo:border="0.06pt solid #000000"/>
    </style:style>
    <style:style style:name="ce8" style:family="table-cell" style:parent-style-name="Default">
      <style:table-cell-properties fo:background-color="#90ee90" style:text-align-source="fix" style:repeat-content="false" fo:wrap-option="wrap" fo:border="0.06pt solid #000000"/>
      <style:paragraph-properties fo:text-align="start" fo:margin-left="0pt"/>
    </style:style>
    <style:style style:name="ce9" style:family="table-cell" style:parent-style-name="Default">
      <style:table-cell-properties fo:background-color="#90ee90"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9"/>
        <table:table-column table:style-name="co1" table:number-columns-repeated="4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ection</text:p>
          </table:table-cell>
          <table:table-cell table:style-name="ce4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Link</text:p>
          </table:table-cell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Weight</text:p>
          </table:table-cell>
          <table:table-cell table:style-name="ce1" office:value-type="string" calcext:value-type="string">
            <text:p>Goal</text:p>
          </table:table-cell>
        </table:table-row>
        <table:table-row table:style-name="ro1">
          <table:table-cell/>
          <table:table-cell table:style-name="ce2" office:value-type="string" calcext:value-type="string">
            <text:p>1</text:p>
          </table:table-cell>
          <table:table-cell office:value-type="string" calcext:value-type="string">
            <text:p>Testing Basic Features</text:p>
          </table:table-cell>
          <table:table-cell table:style-name="ce7"/>
          <table:table-cell table:style-name="ce5"/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2" office:value-type="string" calcext:value-type="string">
            <text:p>1.1</text:p>
          </table:table-cell>
          <table:table-cell table:style-name="ce6" office:value-type="string" calcext:value-type="string">
            <text:p>Check nRST</text:p>
          </table:table-cell>
          <table:table-cell table:style-name="ce8" office:value-type="string" calcext:value-type="string">
            <text:p>Enable nRST, run for x Clock Cycles.</text:p>
            <text:p>Expected output: 0 no matter what.</text:p>
          </table:table-cell>
          <table:table-cell table:style-name="ce5"/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ce2" office:value-type="string" calcext:value-type="string">
            <text:p>2</text:p>
          </table:table-cell>
          <table:table-cell office:value-type="string" calcext:value-type="string">
            <text:p>Testing SISO/SIPO</text:p>
          </table:table-cell>
          <table:table-cell office:value-type="string" calcext:value-type="string">
            <text:p>parallel_en = 0 at all times.</text:p>
            <text:p/>
          </table:table-cell>
          <table:table-cell table:style-name="ce5"/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4">
          <table:table-cell/>
          <table:table-cell table:style-name="ce2" office:value-type="string" calcext:value-type="string">
            <text:p>2.1</text:p>
          </table:table-cell>
          <table:table-cell office:value-type="string" calcext:value-type="string">
            <text:p>shift_en on</text:p>
          </table:table-cell>
          <table:table-cell office:value-type="string" calcext:value-type="string">
            <text:p>Randomize nRST, if nRST = 0, output must be 1. </text:p>
            <text:p>Else:</text:p>
            <text:p>Randomize shift_en on every clock cyle</text:p>
            <text:p>Randomize serial_in on every clock cycle</text:p>
            <text:p>Expected output:</text:p>
            <text:p>If shift_en off, then serial_out must be frozen to its previous value on every clock cycle.</text:p>
            <text:p>If shift_en on, then serial_out must be the value that serial_in held NUM_BITS + shift_disable_cnt cycles ago</text:p>
            <text:p/>
            <text:p>Basically, have scoreboard count how many times shift_en was deasserted. This will help us find the delay from serial_in to when it appears in serial_out.</text:p>
            <text:p/>
            <text:p>Additionally we can check parallel_out at the same time. Check every clock cycle if the output is shifting to the right properly when shift_en is asserted.</text:p>
            <text:p>If shift_en is asserted, the value at each parallel_out index should be the value of the previous index, except for the MSB, which should hold the value of serial_in.</text:p>
          </table:table-cell>
          <table:table-cell table:style-name="ce5"/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ce2" office:value-type="string" calcext:value-type="string">
            <text:p>3</text:p>
          </table:table-cell>
          <table:table-cell office:value-type="string" calcext:value-type="string">
            <text:p>Testing PIPO/PISO</text:p>
          </table:table-cell>
          <table:table-cell office:value-type="string" calcext:value-type="string">
            <text:p>serial_in should be randomized at all times for each clock cycle.</text:p>
          </table:table-cell>
          <table:table-cell table:style-name="ce5"/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5">
          <table:table-cell/>
          <table:table-cell table:style-name="ce3"/>
          <table:table-cell/>
          <table:table-cell office:value-type="string" calcext:value-type="string">
            <text:p>Randomize nRST, if nRST = 0, output must be set to reset output (ask Cole).</text:p>
            <text:p/>
            <text:p>Else:</text:p>
            <text:p>Randomize shift_en on every clock cycle.</text:p>
            <text:p>Randomize serial_in on every clock cycle.</text:p>
            <text:p>Randomize parallel_in and parallel_en on every clock cycle.</text:p>
            <text:p/>
            <text:p>Expected output:</text:p>
            <text:p>If parallel_en is asserted, parallel_out must not change. On the next clock rising edge, if parallel_en is off, and shift_en is on, parallel_out must be parallel_in. If shift_en is off, parallel_out must be frozen to its previous value.</text:p>
            <text:p/>
            <text:p>If shift_en is on, the leftmost bit of parallel_out = serial_in on the next clock rising edge.</text:p>
            <text:p/>
            <text:p>Serial_out must hold the right most value of parallel_out.</text:p>
            <text:p>Basically, if shift_en is asserted and parallel_en is deasserted, the shift register must behave like a SIPO/SISO register.</text:p>
            <text:p/>
            <text:p/>
          </table:table-cell>
          <table:table-cell table:style-name="ce5"/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 table:number-rows-repeated="4">
          <table:table-cell/>
          <table:table-cell table:style-name="ce3"/>
          <table:table-cell table:number-columns-repeated="2"/>
          <table:table-cell table:style-name="ce5"/>
          <table:table-cell table:style-name="ce7"/>
          <table:table-cell table:style-name="ce5"/>
          <table:table-cell table:style-name="ce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1</text:p>
          </table:table-cell>
          <table:table-cell table:number-columns-repeated="2"/>
          <table:table-cell table:style-name="ce5"/>
          <table:table-cell table:style-name="ce7"/>
          <table:table-cell table:style-name="ce5"/>
          <table:table-cell table:style-name="ce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9T15:44:59.999615971</meta:creation-date>
    <dc:date>2023-04-19T15:45:58.082400032</dc:date>
    <meta:editing-duration>PT58S</meta:editing-duration>
    <meta:editing-cycles>1</meta:editing-cycles>
    <meta:document-statistic meta:table-count="1" meta:cell-count="35" meta:object-count="0"/>
    <meta:generator>LibreOffice/5.3.6.1$Linux_X86_64 LibreOffice_project/30$Build-1</meta:generator>
  </office:meta>
</office:document-meta>
</file>